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919cm" fo:margin-left="-0.191cm" fo:margin-top="0cm" fo:margin-bottom="0cm" table:align="left"/>
    </style:style>
    <style:style style:name="Table1.A" style:family="table-column">
      <style:table-column-properties style:column-width="3.27cm"/>
    </style:style>
    <style:style style:name="Table1.B" style:family="table-column">
      <style:table-column-properties style:column-width="8.825cm"/>
    </style:style>
    <style:style style:name="Table1.C" style:family="table-column">
      <style:table-column-properties style:column-width="3.82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41cm" fo:padding-right="0.141cm" fo:padding-top="0.176cm" fo:padding-bottom="0.176cm" fo:border="0.75pt solid #000001"/>
    </style:style>
    <style:style style:name="Table2" style:family="table">
      <style:table-properties style:width="15.919cm" fo:margin-left="-0.191cm" fo:margin-top="0cm" fo:margin-bottom="0cm" table:align="left"/>
    </style:style>
    <style:style style:name="Table2.A" style:family="table-column">
      <style:table-column-properties style:column-width="15.91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0.75pt solid #000001"/>
    </style:style>
    <style:style style:name="Table3" style:family="table">
      <style:table-properties style:width="15.875cm" fo:margin-left="-0.206cm" fo:margin-top="0cm" fo:margin-bottom="0cm" table:align="left"/>
    </style:style>
    <style:style style:name="Table3.A" style:family="table-column">
      <style:table-column-properties style:column-width="0.871cm"/>
    </style:style>
    <style:style style:name="Table3.B" style:family="table-column">
      <style:table-column-properties style:column-width="15.00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000001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37%"/>
    </style:style>
    <style:style style:name="P3" style:family="paragraph" style:parent-style-name="Standard">
      <style:paragraph-properties fo:margin-top="0cm" fo:margin-bottom="0cm" style:contextual-spacing="false" fo:line-height="137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37%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line-height="120%"/>
    </style:style>
    <style:style style:name="P6" style:family="paragraph" style:parent-style-name="Standard" style:master-page-name="Standard">
      <style:paragraph-properties fo:margin-top="0cm" fo:margin-bottom="0cm" style:contextual-spacing="false" style:page-number="1"/>
    </style:style>
    <style:style style:name="P7" style:family="paragraph" style:parent-style-name="Standard" style:list-style-name="WWNum1">
      <style:paragraph-properties fo:margin-left="2.54cm" fo:margin-right="0cm" fo:margin-top="0cm" fo:margin-bottom="0cm" style:contextual-spacing="true" fo:text-indent="1.905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1.27cm" style:auto-text-indent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10" style:family="paragraph" style:parent-style-name="Heading_20_3">
      <style:paragraph-properties fo:margin-top="0.494cm" fo:margin-bottom="0.141cm" style:contextual-spacing="false" fo:line-height="137%" fo:keep-together="auto" fo:keep-with-next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" style:font-name-asian="Arial1" style:font-name-complex="Arial1"/>
    </style:style>
    <style:style style:name="T8" style:family="text">
      <style:text-properties style:text-underline-style="none"/>
    </style:style>
    <style:style style:name="T9" style:family="text">
      <style:text-properties style:font-name="Courier New" style:font-name-asian="Courier New1" style:font-name-complex="Courier New1"/>
    </style:style>
    <style:style style:name="T10" style:family="text">
      <style:text-properties style:font-name="Courier New" fo:font-size="8pt" style:font-name-asian="Courier New1" style:font-size-asian="8pt" style:font-name-complex="Courier New1" style:font-size-complex="8pt"/>
    </style:style>
    <style:style style:name="T11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T12" style:family="text">
      <style:text-properties fo:color="#666666" fo:font-size="12pt" fo:font-weight="bold" style:font-size-asian="12pt" style:font-weight-asian="bold" style:font-size-complex="12pt"/>
    </style:style>
    <style:style style:name="T13" style:family="text">
      <style:text-properties style:font-name="Arial Unicode MS" fo:font-size="12pt" style:font-name-asian="Arial Unicode MS1" style:font-size-asian="12pt" style:font-name-complex="Arial Unicode MS1" style:font-size-complex="12pt"/>
    </style:style>
    <style:style style:name="T14" style:family="text">
      <style:text-properties officeooo:rsid="0008a4e0"/>
    </style:style>
    <style:style style:name="T15" style:family="text">
      <style:text-properties officeooo:rsid="000a3199"/>
    </style:style>
    <style:style style:name="T16" style:family="text">
      <style:text-properties officeooo:rsid="000b430a"/>
    </style:style>
    <style:style style:name="T17" style:family="text">
      <style:text-properties officeooo:rsid="000cd79a"/>
    </style:style>
    <style:style style:name="T18" style:family="text">
      <style:text-properties officeooo:rsid="000e85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<text:span text:style-name="T1">Conception Orientée Objet</text:span></text:p>
            <text:p text:style-name="P3"><text:span text:style-name="T2">M1 – Info</text:span></text:p>
            <text:p text:style-name="P3">S.<text:span text:style-name="T4"> Caffiau - année 2015/2016</text:span></text:p>
            <text:p text:style-name="P3">d’après le TD “Introduction à JAVA” de Devismes et Falcone</text:p>
          </table:table-cell>
          <table:table-cell table:style-name="Table1.A1" office:value-type="string">
            <text:p text:style-name="P1"/>
          </table:table-cell>
        </table:table-row>
      </table:table>
      <text:p text:style-name="P1"/>
      <text:p text:style-name="P2"><text:span text:style-name="T5">Introductions</text:span></text:p>
      <text:p text:style-name="P4"><text:span text:style-name="T6">Objectifs de la séance :</text:span> Consolider les connaissances sur (ou découvrir) JAVA qui sera utilisé pour programmer en orienté objet. Illustrer les limitations de la conception fonctionnelle.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3">Ce sujet est à terminer en 2 séances.</text:span></text:p>
            <text:p text:style-name="P5"><text:span text:style-name="T3">Tous les exercices sont à faire par binôme. Les binômes seront constitués par l’enseignant.</text:span></text:p>
            <text:p text:style-name="P5"><text:span text:style-name="T3">Ces exercices sont à réaliser sans IDE.</text:span></text:p>
            <text:p text:style-name="P5"><text:span text:style-name="T3">Complétez les questions au fur et à mesure, nous y reviendrons dans 2 semaines.</text:span></text:p>
          </table:table-cell>
        </table:table-row>
      </table:table>
      <text:p text:style-name="P2"/>
      <text:p text:style-name="P10"><text:bookmark text:name="h.jm2er9n9fsea"/><text:span text:style-name="T7">Exercice 1 : <text:s/>Hello World!</text:span></text:p>
      <text:p text:style-name="P1">Pour écrire un programme Java, il vous faut :</text:p>
      <text:p text:style-name="P1">– Un éditeur de texte (commande kwrite, emacs, nedit ou vi. . .)</text:p>
      <text:p text:style-name="P1">– La plateforme Java contenant en particulier :</text:p>
      <text:list xml:id="list2739438167577805119" text:style-name="WWNum1">
        <text:list-item>
          <text:p text:style-name="P7">Le compilateur Java (commande javac)</text:p>
        </text:list-item>
        <text:list-item>
          <text:p text:style-name="P7">La machine virtuelle Java (commande java)</text:p>
        </text:list-item>
      </text:list>
      <text:p text:style-name="P1"/>
      <text:p text:style-name="P1"><text:span text:style-name="T6">Question 1 :</text:span> Taper le texte ci-dessous dans un éditeur de texte et enregistrer le dans un fichier nommé Hello.java.</text:p>
      <text:p text:style-name="P1"/>
      <text:p text:style-name="P1">/* Hello: affiche "Hello World !*/</text:p>
      <text:p text:style-name="P1"/>
      <text:p text:style-name="P1">public class Hello {</text:p>
      <text:p text:style-name="P1"><text:s text:c="4"/>public static void main ( String [] arg){</text:p>
      <text:p text:style-name="P1"><text:s text:c="3"/><text:tab/> System.out.println("Hello World!");</text:p>
      <text:p text:style-name="P1"><text:s text:c="4"/>}</text:p>
      <text:p text:style-name="P1">}</text:p>
      <text:p text:style-name="P1"/>
      <text:p text:style-name="P1"><text:span text:style-name="T6">Question 2 :</text:span> Compiler Hello.java en tapant la commande javac Hello.java dans un terminal. Ce processus crée un ou plusieurs fichiers de byte-code portant l’extension .class, ici Hello.class. Le compilateur n’affiche normalement aucun message ; s’il y en a, cela signifie qu’il y a des erreurs dans le texte du programme.</text:p>
      <text:p text:style-name="P1"/>
      <text:p text:style-name="P1"><text:soft-page-break/><text:span text:style-name="T6">Question 3 :</text:span> Exécuter le programme en tapant la commande java Hello. Ce processus exécute le byte-code dans la machine virtuelle.</text:p>
      <text:p text:style-name="P1"/>
      <text:p text:style-name="P1"><text:span text:style-name="T6">Question 4 :</text:span> Que signifie <text:span text:style-name="T9">/* Hello: affiche...*/ </text:span>dans le code ? __<text:span text:style-name="T14">Commentaire</text:span>______________</text:p>
      <text:p text:style-name="P1">_________________________________________________________________________</text:p>
      <text:p text:style-name="P1"/>
      <text:p text:style-name="P1"><text:span text:style-name="T6">Question 5 :</text:span> Que signifie le mot-clé <text:span text:style-name="T9">public</text:span> dans le code ? __________________________</text:p>
      <text:p text:style-name="P1">_________________________________________________________________________</text:p>
      <text:p text:style-name="P1">Que se passe-t-il si vous le supprimez ?_________________________________________</text:p>
      <text:p text:style-name="P1"/>
      <text:p text:style-name="P1"><text:span text:style-name="T6">Question 6 :</text:span> Renommez Hello.java en Hello2.java (commande mv Hello.java Hello2.java sous linux). Modifiez le code pour qu’il affiche “Bonjour à vous!”. Exécutez Hello.class. Que se passe-t-il ?_________________<text:span text:style-name="T14">Erreur</text:span>_____________________________________________</text:p>
      <text:p text:style-name="P1"/>
      <text:p text:style-name="P1"><text:span text:style-name="T6">Question 7 :</text:span> Compiler Hello2.java. Que se passe-t-il ?_______<text:span text:style-name="T14">Chaque fichier java correspond à une classe, le nom du fichier doit etre identique à la classe</text:span>______________________</text:p>
      <text:p text:style-name="P1">Décrivez, avec vos mots, le problème.___________________________________________</text:p>
      <text:p text:style-name="P1">_________________________________________________________________________</text:p>
      <text:p text:style-name="P1">Corrigez le.</text:p>
      <text:p text:style-name="P1"/>
      <text:p text:style-name="P1"><text:span text:style-name="T6">Question 8 :</text:span> Renommez <text:span text:style-name="T9">main</text:span> par <text:span text:style-name="T9">main2</text:span>. Compilez de nouveau. Que se passe-t-il ? Décrivez, avec vos mots, le problème._____<text:span text:style-name="T14">La méthode principale doit s'appeler main</text:span>______________________________________</text:p>
      <text:p text:style-name="P1">_________________________________________________________________________</text:p>
      <text:p text:style-name="P1">Corrigez le. Qu’est ce que cette fonction (ie méthode en java) “spéciale” ?___<text:span text:style-name="T15">C'est la méthode principale du programme</text:span>____________</text:p>
      <text:p text:style-name="P1">_________________________________________________________________________</text:p>
      <text:p text:style-name="P1"/>
      <text:p text:style-name="P10"><text:bookmark text:name="h.4hou6yt6klkr"/><text:span text:style-name="T7">Exercice 2 : <text:s/>Comparaison d’arguments en ligne de commande</text:span></text:p>
      <text:p text:style-name="P4">Les arguments de la ligne de commande sont accessibles à partir du tableau en paramètre dans <text:span text:style-name="T9">main(String[] arg)</text:span>. Le nombre d’éléments du tableau est donné par <text:span text:style-name="T9">arg.length</text:span>. Les arguments de la ligne de commande seront donc dans <text:span text:style-name="T9">arg[0] ... arg[arg.length-1].</text:span></text:p>
      <text:p text:style-name="P1"/>
      <text:p text:style-name="P1"><text:span text:style-name="T6">Question 1 :</text:span> Écrire un programme qui compare deux arguments entiers passés en paramètre. Par exemple, la commande <text:span text:style-name="T9">java Arg 2 3</text:span> affichera « 2 est inferieur à 3 ».</text:p>
      <text:p text:style-name="P1"/>
      <text:p text:style-name="P1">Indication : Pour convertir une chaîne de caractères en valeur entière, on utilise la fonction</text:p>
      <text:p text:style-name="P1"><text:span text:style-name="T9">Integer.parseInt(s)</text:span> qui retourne la valeur entière correspondant à la chaîne s.</text:p>
      <text:p text:style-name="P1"/>
      <text:p text:style-name="P1">Notez les erreurs que vous rencontrez à la compilation :_____________________________</text:p>
      <text:p text:style-name="P1"><text:soft-page-break/>___________________________________________________________________________________________________________________________________________________________________________________________________________________________</text:p>
      <text:p text:style-name="P1"/>
      <text:p text:style-name="P1"><text:span text:style-name="T6">Question 2 :</text:span> Exécutez <text:span text:style-name="T9">java Arg a 3</text:span>. Que se passe-t-il ?______<text:span text:style-name="T16">Exception</text:span>____________________</text:p>
      <text:p text:style-name="P1">_________________________________________________________________________</text:p>
      <text:p text:style-name="P1"/>
      <text:p text:style-name="P1"><text:span text:style-name="T6">Question 3 :</text:span> Exécutez <text:span text:style-name="T9">java Arg 2 3 7</text:span>. Que se passe-t-il ? et pourquoi ?_____________</text:p>
      <text:p text:style-name="P1">_________________________________________________________________________</text:p>
      <text:p text:style-name="P10"><text:bookmark text:name="h.eckrtp2t6n8o"/><text:span text:style-name="T7">Exercice 3 : <text:s/>Première boucle</text:span></text:p>
      <text:p text:style-name="P4">Écrire un programme <text:span text:style-name="T9">Occ.java</text:span> lisant tous les arguments passés sur la ligne de commande et recherchant si le premier argument existe dans la suite de la ligne. </text:p>
      <text:p text:style-name="P4">Par exemple <text:span text:style-name="T9">java Occ aaaa bbb AA cc</text:span> affichera : Non trouve </text:p>
      <text:p text:style-name="P4">et <text:span text:style-name="T9">java Occ aaaa bbb AA aaaa cc</text:span> affichera : Trouve.</text:p>
      <text:p text:style-name="P1"/>
      <text:p text:style-name="P1">Indication : Pour comparer deux chaines de caractères s1 et s2 (ou deux objets en général, cf. plus tard dans le TD), il y a deux possibilités utiliser la méthode <text:span text:style-name="T9">.equals() </text:span>ou utiliser l’opérateur == :</text:p>
      <text:p text:style-name="P8">– <text:span text:style-name="T9">s1.equals(s2) </text:span>renvoie true (vrai) si et seulement si s1 et s2 sont deux chaînes de caractères identiques au sens usuels. Les chaînes de caractères sont comparées structuellement.</text:p>
      <text:p text:style-name="P8">– <text:span text:style-name="T9">s1 == s2</text:span> renvoie true (vrai) si et seulement si s1 et s2 sont physiquement (dans la mémoire) deux chaînes de caractères identiques. Les addresses des chaînes de caractères sont comparées.</text:p>
      <text:p text:style-name="P8"/>
      <text:p text:style-name="P1">Notez les erreurs que vous rencontrez à la compilation :________<text:span text:style-name="T17">bool s'ecrit boolean, erreur de boucle infini corrigée</text:span>_____________________</text:p>
      <text:p text:style-name="P1">___________________________________________________________________________________________________________________________________________________________________________________________________________________________</text:p>
      <text:p text:style-name="P10"><text:bookmark text:name="h.s2ytpfyo7c2d"/><text:span text:style-name="T7">Exercice 4 : <text:s/>Entrée/sortie en ligne de commande</text:span></text:p>
      <text:p text:style-name="P4"><text:span text:style-name="T6">Question 1 :</text:span> Ecrivez, compilez et exécutez le code suivant 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<text:span text:style-name="T10">1</text:span></text:p>
            <text:p text:style-name="P9"><text:span text:style-name="T10">2</text:span></text:p>
            <text:p text:style-name="P9"><text:span text:style-name="T10">3</text:span></text:p>
            <text:p text:style-name="P9"><text:span text:style-name="T10">4</text:span></text:p>
            <text:p text:style-name="P9"><text:span text:style-name="T10">5</text:span></text:p>
            <text:p text:style-name="P9"><text:span text:style-name="T10">6<text:line-break/>7</text:span></text:p>
            <text:p text:style-name="P9"><text:span text:style-name="T10">8</text:span></text:p>
            <text:p text:style-name="P9"><text:span text:style-name="T10">9</text:span></text:p>
            <text:p text:style-name="P9"><text:span text:style-name="T10">10</text:span></text:p>
            <text:p text:style-name="P9"><text:span text:style-name="T10">11<text:line-break/>12<text:line-break/>13<text:line-break/>14<text:line-break/>15</text:span></text:p>
            <text:p text:style-name="P9"><text:soft-page-break/><text:span text:style-name="T10">16</text:span></text:p>
          </table:table-cell>
          <table:table-cell table:style-name="Table3.A1" office:value-type="string">
            <text:p text:style-name="P9"><text:span text:style-name="T10">import java.io.*;</text:span></text:p>
            <text:p text:style-name="P9"><text:span text:style-name="T10">//Saisie un entier au clavier</text:span></text:p>
            <text:p text:style-name="P9"><text:span text:style-name="T10">public class Saisie {</text:span></text:p>
            <text:p text:style-name="P9"><text:span text:style-name="T10"><text:s text:c="4"/>public static void main (String [] arg) throws IOException {</text:span></text:p>
            <text:p text:style-name="P9"><text:span text:style-name="T10"><text:s text:c="3"/><text:tab/> BufferedReader inr = new BufferedReader (new InputStreamReader(System.in));</text:span></text:p>
            <text:p text:style-name="P9"><text:span text:style-name="T10"><text:s text:c="3"/><text:tab/> System.out.println("Taper une valeur entiere au clavier");</text:span></text:p>
            <text:p text:style-name="P9"><text:span text:style-name="T10"><text:s text:c="3"/><text:tab/> int val = Integer.parseInt(inr.readLine());</text:span></text:p>
            <text:p text:style-name="P9"><text:span text:style-name="T10"><text:s text:c="3"/><text:tab/> int somme= 0;</text:span></text:p>
            <text:p text:style-name="P9"><text:span text:style-name="T10"><text:s text:c="3"/><text:tab/> while (val != -1){</text:span></text:p>
            <text:p text:style-name="P9"><text:span text:style-name="T10"><text:s text:c="3"/><text:tab/><text:tab/> somme += val;</text:span></text:p>
            <text:p text:style-name="P9"><text:span text:style-name="T10"><text:s text:c="3"/><text:tab/><text:tab/> System.out.println("Taper une valeur entiere au clavier");</text:span></text:p>
            <text:p text:style-name="P9"><text:span text:style-name="T10"><text:s text:c="3"/><text:tab/> <text:s/><text:tab/> val = Integer.parseInt(inr.readLine());</text:span></text:p>
            <text:p text:style-name="P9"><text:span text:style-name="T10"><text:s text:c="3"/><text:tab/> }</text:span></text:p>
            <text:p text:style-name="P9"><text:span text:style-name="T10"><text:s text:c="3"/><text:tab/> System.out.println("La somme des nombre que vous avez saisis est " + somme);</text:span></text:p>
            <text:p text:style-name="P9"><text:span text:style-name="T10"><text:s text:c="4"/>}</text:span></text:p>
            <text:p text:style-name="P9"><text:soft-page-break/><text:span text:style-name="T10">}</text:span></text:p>
          </table:table-cell>
        </table:table-row>
      </table:table>
      <text:p text:style-name="P4"/>
      <text:p text:style-name="P4"><text:span text:style-name="T6">Question 2 :</text:span> Qu’est ce que le code de la ligne 1 ?_______<text:span text:style-name="T18">On fait appel à la bibli des entrès sortie</text:span>___________________________</text:p>
      <text:p text:style-name="P4">_________________________________________________________________________</text:p>
      <text:p text:style-name="P4"><text:span text:style-name="T6">Question 3 :</text:span> Qu’est ce que le code de la ligne 2 ?__________________________________</text:p>
      <text:p text:style-name="P4">_________________________________________________________________________</text:p>
      <text:p text:style-name="P4"><text:span text:style-name="T6">Question 4 :</text:span> Qu’est ce que le code “<text:span text:style-name="T11">throws IOException</text:span>” de la ligne 4 ? A quoi cela sert-il ?___________________________________________________________________</text:p>
      <text:p text:style-name="P4">_________________________________________________________________________</text:p>
      <text:p text:style-name="P4"><text:span text:style-name="T6">Question 5 :</text:span> Qu’est ce que veut dire le code de la ligne 5 ?___________________________________________________________________</text:p>
      <text:p text:style-name="P4">_________________________________________________________________________</text:p>
      <text:p text:style-name="P4"/>
      <text:p text:style-name="P10"><text:bookmark text:name="h.nl5bdea4l159"/><text:span text:style-name="T7">Exercice 5 : <text:s/>Crible d’Eratosthène</text:span></text:p>
      <text:p text:style-name="P4">Le crible d’Ératosthène (IIIème siècle avant J-C.) est une méthode qui détermine tous les nombres premiers inférieurs ou égaux à un entier donné. Si on souhaite par exemple déterminer tous les nombres premiers inférieurs ou égaux à 100, nous procédons comme suit. Nous écrivons tous les nombres entiers qui vont de 2 à 100. Le premier entier écrit est 2. Il est premier : il est entouré, et tous ses multiples sont barrés. Le premier entier non barré après 2 est 3 : il est premier, tous ses multiples sont barrés. Le premier entier non barré après 3 est 5 : il est premier,tous ses multiples sont barrés. Et on procède comme ceci jusqu’à atteindre le dernier entier. . .Ceux qui ne sont pas barrés sont exactement tous les nombres premiers !</text:p>
      <text:p text:style-name="P4"/>
      <text:p text:style-name="P4"><text:span text:style-name="T6">Question 1 :</text:span> Écrivez un programme qui calcule les nombres premiers inférieurs ou égaux à 100. Pour cela, vous utiliserez un tableau de booléens. On crée ce tableau avec l’instruction <text:span text:style-name="T9">boolean [] tab = new boolean[101];</text:span> puis on accède à la ième case du tableau (0 <text:s/>i <text:s/>100) par <text:span text:style-name="T9">tab[i]</text:span>.</text:p>
      <text:p text:style-name="P4"/>
      <text:p text:style-name="P4"><text:span text:style-name="T6">Question 2 :</text:span> Que modifieriez vous dans votre code pour que les nombres premiers soient compris entre 1 et N, N étant donné en ligne de commande par l’utilisateur (pour obtenir le même résultat qu’à la question 1, N serait égal à 100) ?_____________________________</text:p>
      <text:p text:style-name="P4">__________________________________________________________________________________________________________________________________________________</text:p>
      <text:p text:style-name="P4"/>
      <text:p text:style-name="P10"><text:bookmark text:name="h.6crnj4apvvb1"/><text:span text:style-name="T7">Exercice 6 : <text:s/>Première fonction</text:span></text:p>
      <text:p text:style-name="P4"><text:soft-page-break/>Compléter le code suivant en implémentant un tri à bulle :</text:p>
      <text:p text:style-name="P4">/* tri a bulle*/</text:p>
      <text:p text:style-name="P4">public class Tri {</text:p>
      <text:p text:style-name="P4"><text:s text:c="4"/>public static void bulle (int [] tab){</text:p>
      <text:p text:style-name="P4"><text:s text:c="4"/>}</text:p>
      <text:p text:style-name="P4"><text:s text:c="4"/></text:p>
      <text:p text:style-name="P4"><text:s text:c="4"/>public static void main (String [] arg){</text:p>
      <text:p text:style-name="P4"><text:s text:c="3"/><text:tab/> int t[] = {2,3,7,5,6,11,0};</text:p>
      <text:p text:style-name="P4"><text:s text:c="3"/><text:tab/> System.out.println("Avant");</text:p>
      <text:p text:style-name="P4"><text:s text:c="3"/><text:tab/> for (int i=0; i&lt;t.length; i++){</text:p>
      <text:p text:style-name="P4"><text:s text:c="3"/><text:tab/><text:tab/> System.out.println(t[i] + " ");</text:p>
      <text:p text:style-name="P4"><text:s text:c="3"/><text:tab/> }</text:p>
      <text:p text:style-name="P4"><text:s text:c="3"/><text:tab/> System.out.println("Apres");</text:p>
      <text:p text:style-name="P4"><text:s text:c="3"/><text:tab/> Tri.bulle(t);<text:tab/> </text:p>
      <text:p text:style-name="P4"><text:s text:c="3"/><text:tab/> for (int i=0; i&lt;t.length; i++){</text:p>
      <text:p text:style-name="P4"><text:s text:c="3"/><text:tab/><text:tab/> System.out.println(t[i] + " ");</text:p>
      <text:p text:style-name="P4"><text:s text:c="3"/><text:tab/> }</text:p>
      <text:p text:style-name="P4"><text:s text:c="4"/>}</text:p>
      <text:p text:style-name="P4">}</text:p>
      <text:p text:style-name="P10"><text:bookmark text:name="h.j3ghxyc4soz2"/><text:span text:style-name="T7">Exercice 7 : <text:s/>Code anonyme</text:span></text:p>
      <text:p text:style-name="P4">Que fait le code suivant :</text:p>
      <text:p text:style-name="P4">public class Anonyme {</text:p>
      <text:p text:style-name="P4"><text:s text:c="4"/>public static void A (int un, int un1, int cpt){</text:p>
      <text:p text:style-name="P4"><text:s text:c="3"/><text:tab/> int un2=un + un1;</text:p>
      <text:p text:style-name="P4"><text:s text:c="3"/><text:tab/> if (cpt&lt;31){</text:p>
      <text:p text:style-name="P4"><text:s text:c="3"/><text:tab/><text:tab/> cpt++;</text:p>
      <text:p text:style-name="P4"><text:s text:c="3"/><text:tab/><text:tab/> A(un1, un2, cpt);</text:p>
      <text:p text:style-name="P4"><text:s text:c="3"/><text:tab/> }</text:p>
      <text:p text:style-name="P4"><text:s text:c="3"/><text:tab/> System.out.println(un2);</text:p>
      <text:p text:style-name="P4"><text:s text:c="4"/>}</text:p>
      <text:p text:style-name="P4"><text:s text:c="4"/></text:p>
      <text:p text:style-name="P4"><text:s text:c="4"/>public static void main (String [] arg){</text:p>
      <text:p text:style-name="P4"><text:s text:c="3"/><text:tab/> A(1, 1, 2);</text:p>
      <text:p text:style-name="P4"><text:s text:c="3"/><text:tab/> System.out.println("1");</text:p>
      <text:p text:style-name="P4"><text:s text:c="3"/><text:tab/> System.out.println("1");</text:p>
      <text:p text:style-name="P4"><text:s text:c="4"/>}</text:p>
      <text:p text:style-name="P4">}</text:p>
      <text:p text:style-name="P4">Comment avez vous fait pour en comprendre le sens ?______________________________</text:p>
      <text:p text:style-name="P4"><text:soft-page-break/>__________________________________________________________________________________________________________________________________________________</text:p>
      <text:p text:style-name="P4"/>
      <text:p text:style-name="P4"><text:span text:style-name="T12">Exercice 8 : <text:s/>Palindrome</text:span></text:p>
      <text:p text:style-name="P1"><text:span text:style-name="T3">On appelle palindrome un mot pouvant se lire indifféremment dans les deux sens, par exemple ici, rêver sont des palindromes.</text:span></text:p>
      <text:p text:style-name="P1"><text:span text:style-name="T3">En utilisant la classe String, écrivez un programme qui teste si un mot passé en argument est un palindrome.</text:span></text:p>
      <text:p text:style-name="P1"/>
      <text:p text:style-name="P1"><text:span text:style-name="T13">Indication (Classe String) Soit s une chaîne de caractères. Les caractères sont indexés dans s de 0 à s.length()−1. L’appel s.charAt(i) renvoit le ième caractère de s.</text:span></text:p>
      <text:p text:style-name="P1">Notez les erreurs que vous rencontrez à la compilation :_____________________________</text:p>
      <text:p text:style-name="P1">___________________________________________________________________________________________________________________________________________________________________________________________________________________________</text:p>
      <text:p text:style-name="P4"/>
      <text:p text:style-name="P4"><text:span text:style-name="T12">Exercice 9 : <text:s/>Triangle de Pascal</text:span></text:p>
      <text:p text:style-name="P1"><text:span text:style-name="T3">En utilisant un objet ArrayList, écrivez un programme qui affiche un triangle de Pascal de N lignes.</text:span></text:p>
      <text:p text:style-name="P1"><text:span text:style-name="T3">Exemple pour N = 6 :</text:span></text:p>
      <text:p text:style-name="P1"><text:span text:style-name="T3">1</text:span></text:p>
      <text:p text:style-name="P1"><text:span text:style-name="T3">1 1</text:span></text:p>
      <text:p text:style-name="P1"><text:span text:style-name="T3">1 2 1</text:span></text:p>
      <text:p text:style-name="P1"><text:span text:style-name="T3">1 3 3 1</text:span></text:p>
      <text:p text:style-name="P1"><text:span text:style-name="T3">1 4 6 4 1</text:span></text:p>
      <text:p text:style-name="P1"><text:span text:style-name="T3">1 5 10 10 5 1</text:span></text:p>
      <text:p text:style-name="P1">Notez les erreurs que vous rencontrez à la compilation :_____________________________</text:p>
      <text:p text:style-name="P1">___________________________________________________________________________________________________________________________________________________________________________________________________________________________</text:p>
      <text:p text:style-name="P4"/>
      <text:p text:style-name="P4"><text:span text:style-name="T12">Exercice 10 : <text:s/>Itérateurs</text:span></text:p>
      <text:p text:style-name="P1"><text:span text:style-name="T3">Les itérateurs servent à parcourir les collections. Par exemple, en Java, les classes </text:span><text:span text:style-name="T11">Vector</text:span><text:span text:style-name="T3"> et </text:span><text:span text:style-name="T11">ArrayList</text:span><text:span text:style-name="T3"> sont des collections. Un itérateur est une sorte de curseur dont le travail est de se déplacer dans une séquence d’objets. Il offre un accès simple à chaque objet de cette séquence sans se préoccuper de la structure de</text:span></text:p>
      <text:p text:style-name="P1"><text:span text:style-name="T3">stockage sous-jacente. Java met à disposition un itérateur standard — la classe Iterator — pour parcourir les éléments d’une collection. Par exemple, supposons l’existence d’une liste d’entiers l (ArrayList&lt;Integer&gt;). Alors, on peut créer un itérateur comme suit :</text:span></text:p>
      <text:p text:style-name="P1"><text:span text:style-name="T3">Iterator i = l. iterator ();</text:span></text:p>
      <text:p text:style-name="P1"><text:span text:style-name="T3">Ensuite, deux solutions existent pour parcourir la liste :</text:span></text:p>
      <text:p text:style-name="P1"><text:soft-page-break/><text:span text:style-name="T3">while (i. hasNext ()) {</text:span></text:p>
      <text:p text:style-name="P1"><text:span text:style-name="T3">// extrait l’element suivant</text:span></text:p>
      <text:p text:style-name="P1"><text:span text:style-name="T3">Integer j= ( Integer )i. next ();</text:span></text:p>
      <text:p text:style-name="P1"><text:span text:style-name="T3">// On traite l’element : Ici , on l’affiche</text:span></text:p>
      <text:p text:style-name="P1"><text:span text:style-name="T3">System . out. print (j);</text:span></text:p>
      <text:p text:style-name="P1"><text:span text:style-name="T3">}</text:span></text:p>
      <text:p text:style-name="P1"><text:span text:style-name="T3">Ou, plus simplement :</text:span></text:p>
      <text:p text:style-name="P1"><text:span text:style-name="T3">for( Integer j : L) {</text:span></text:p>
      <text:p text:style-name="P1"><text:span text:style-name="T3">System .out . print (j);</text:span></text:p>
      <text:p text:style-name="P1"><text:span text:style-name="T3">}</text:span></text:p>
      <text:p text:style-name="P1"/>
      <text:p text:style-name="P1"><text:span text:style-name="T3">Reprenez la solution de l’Exercice 9 et utilisez un itérateur lorsque cela est possi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4T17:53:02.047387298</dc:date>
    <meta:generator>LibreOffice/4.2.8.2$Linux_X86_64 LibreOffice_project/420m0$Build-2</meta:generator>
    <meta:editing-duration>PT37M30S</meta:editing-duration>
    <meta:editing-cycles>5</meta:editing-cycles>
    <meta:document-statistic meta:table-count="3" meta:image-count="0" meta:object-count="0" meta:page-count="7" meta:paragraph-count="174" meta:word-count="1563" meta:character-count="11815" meta:non-whitespace-character-count="10188"/>
  </office:meta>
</office:document-meta>
</file>